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8516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5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us Stop" table:style-name="ta1" table:print="false">
        <table:table-column table:style-name="co3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A1</text:p>
          </table:table-cell>
          <table:table-cell table:number-columns-repeated="3"/>
        </table:table-row>
        <table:table-row table:style-name="ro1">
          <table:table-cell office:value-type="string">
            <text:p>PGP terminal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ter Science Park Driv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U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T 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niversity Hal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pp. Staff Clu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Yusof Ishak House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Central Library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string">
            <text:p>LT 13 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AS 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om 2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IZ 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pp. House 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House 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GP terminal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A2</text:p>
          </table:table-cell>
          <table:table-cell table:number-columns-repeated="3"/>
        </table:table-row>
        <table:table-row table:style-name="ro1">
          <table:table-cell office:value-type="string">
            <text:p>PGP terminal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tween House 14 and 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House 12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Opp Hon Sui Sen Memorial Librar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m 2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emasek Hall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Eusoff Hal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Opp. LT 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omputer Centr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Opp. Yusof Ishak Hous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Office of Estate and Development 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taff Club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Opp. University Hall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chool of Computing 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Opp. NUH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GP terminal 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B </text:p>
          </table:table-cell>
          <table:table-cell table:number-columns-repeated="3"/>
        </table:table-row>
        <table:table-row table:style-name="ro1">
          <table:table-cell office:value-type="string">
            <text:p>The Japanese Schoo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Office of Estate and Developme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Yusof Ishak House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entral Library 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T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S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om 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emasek Hall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Eusoff Hall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Opp. LT13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omputer Centr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Opp. Yusof Ishak Hou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Raffles Hall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E3A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Opp. Blk EA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 </text:p>
          </table:table-cell>
          <table:table-cell table:number-columns-repeated="3"/>
        </table:table-row>
        <table:table-row table:style-name="ro1">
          <table:table-cell office:value-type="string">
            <text:p>The Japanese Schoo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E3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Office of Estate and Develop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taff Clu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Opp. University Hall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chool of Computing 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LT 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niversity Hall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pp. Staff Clu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affles Hall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E3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Opp. Blk E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D </text:p>
          </table:table-cell>
          <table:table-cell table:number-columns-repeated="3"/>
        </table:table-row>
        <table:table-row table:style-name="ro1">
          <table:table-cell office:value-type="string">
            <text:p>Opp Hon Sui Sen Memorial Librar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Opp. LT 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omputer Centr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Opp. University H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chool of Computing 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LT 29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niversity Hall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Yusof Ishak House 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entral Library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T 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IZ 2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PGP terminal 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fter Science Park Drive</text:p>
          </table:table-cell>
          <table:table-cell office:value-type="string">
            <text:p>A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UH</text:p>
          </table:table-cell>
          <table:table-cell office:value-type="string">
            <text:p>A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T 29</text:p>
          </table:table-cell>
          <table:table-cell office:value-type="string">
            <text:p>A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iversity Hall</text:p>
          </table:table-cell>
          <table:table-cell office:value-type="string">
            <text:p>A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usof Ishak House</text:p>
          </table:table-cell>
          <table:table-cell office:value-type="string">
            <text:p>A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/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entral Library</text:p>
          </table:table-cell>
          <table:table-cell office:value-type="string">
            <text:p>A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T 13 </text:p>
          </table:table-cell>
          <table:table-cell office:value-type="string">
            <text:p>A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 2 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B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IZ 2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Opp. House 12</text:p>
          </table:table-cell>
          <table:table-cell office:value-type="string">
            <text:p>A1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use 7</text:p>
          </table:table-cell>
          <table:table-cell office:value-type="string">
            <text:p>A1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tween House 14 and 15</text:p>
          </table:table-cell>
          <table:table-cell office:value-type="string">
            <text:p>A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ouse 12</text:p>
          </table:table-cell>
          <table:table-cell office:value-type="string">
            <text:p>A2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p Hon Sui Sen Memorial Library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masek Hall </text:p>
          </table:table-cell>
          <table:table-cell office:value-type="string">
            <text:p>A2</text:p>
          </table:table-cell>
          <table:table-cell office:value-type="string">
            <text:p>B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pp. LT 13</text:p>
          </table:table-cell>
          <table:table-cell office:value-type="string">
            <text:p>A2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uter Centre</text:p>
          </table:table-cell>
          <table:table-cell office:value-type="string">
            <text:p>A2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aff Club</text:p>
          </table:table-cell>
          <table:table-cell office:value-type="string">
            <text:p>A2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pp. University Hall</text:p>
          </table:table-cell>
          <table:table-cell office:value-type="string">
            <text:p>A2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hool of Computing 1</text:p>
          </table:table-cell>
          <table:table-cell office:value-type="string">
            <text:p>A2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p. NUH</text:p>
          </table:table-cell>
          <table:table-cell office:value-type="string">
            <text:p>A2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he Japanese School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7</text:p>
          </table:table-cell>
          <table:table-cell office:value-type="string">
            <text:p>A1</text:p>
          </table:table-cell>
          <table:table-cell office:value-type="string">
            <text:p>B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usoff Hall</text:p>
          </table:table-cell>
          <table:table-cell office:value-type="string">
            <text:p>A2</text:p>
          </table:table-cell>
          <table:table-cell office:value-type="string">
            <text:p>B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p. Yusof Ishak House</text:p>
          </table:table-cell>
          <table:table-cell office:value-type="string">
            <text:p>A2</text:p>
          </table:table-cell>
          <table:table-cell office:value-type="string">
            <text:p>B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ffles Hall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p. Blk E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ffice of Estate and Development</text:p>
          </table:table-cell>
          <table:table-cell office:value-type="string">
            <text:p>A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p. Staff Club</text:p>
          </table:table-cell>
          <table:table-cell office:value-type="string">
            <text:p>A1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3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21">
            <text:p>2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  <table:table-cell office:value-type="float" office:value="28">
            <text:p>2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  <table:table-cell office:value-type="float" office:value="31">
            <text:p>3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31">
            <text:p>31</text:p>
          </table:table-cell>
          <table:table-cell office:value-type="float" office:value="4">
            <text:p>4</text:p>
          </table:table-cell>
        </table:table-row>
      </table:table>
      <table:table table:name="Sheet3" table:style-name="ta1" table:print="false"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00:4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ng Qiang</meta:initial-creator>
    <meta:creation-date>2011-06-11T00:16:16</meta:creation-date>
    <dc:date>2011-06-12T00:40:50</dc:date>
    <dc:creator>Zeng Qiang</dc:creator>
    <meta:editing-duration>PT1H10S</meta:editing-duration>
    <meta:editing-cycles>15</meta:editing-cycles>
    <meta:generator>LibreOffice/3.3$Linux LibreOffice_project/330m19$Build-202</meta:generator>
    <meta:document-statistic meta:table-count="3" meta:cell-count="642" meta:object-count="0"/>
  </office:meta>
</office:document-meta>
</file>